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" style:family="table">
      <style:table-properties style:width="6.925in" table:align="margins" style:shadow="none" fo:keep-with-next="always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#000080" fo:padding="0.0382in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 style:data-style-name="N0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2" style:family="table-cell" style:data-style-name="N0">
      <style:table-cell-properties style:vertical-align="" fo:background-color="#ccccc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4" style:family="table-cell" style:data-style-name="N0">
      <style:table-cell-properties style:vertical-align="" fo:background-color="#ccccc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4" style:family="table-cell">
      <style:table-cell-properties style:vertical-align="" fo:background-color="#ccccc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e8799" officeooo:paragraph-rsid="000e8799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ec3f" officeooo:paragraph-rsid="000de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ec3f" officeooo:paragraph-rsid="000de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2">
      <style:text-properties officeooo:rsid="000e8799" officeooo:paragraph-rsid="000e8799"/>
    </style:style>
    <style:style style:name="P7" style:family="paragraph" style:parent-style-name="Heading_20_1">
      <style:text-properties officeooo:rsid="000e8799" officeooo:paragraph-rsid="000e8799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troduction</text:h>
      <text:p text:style-name="P1">We can count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5">Header</text:p>
          </table:table-cell>
          <table:table-cell table:style-name="Table1.A1" office:value-type="string">
            <text:p text:style-name="P5">Column 1</text:p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>Column 3</text:p>
          </table:table-cell>
        </table:table-row>
        <table:table-row table:style-name="Table1.1">
          <table:table-cell table:style-name="Table1.A2" office:value-type="string">
            <text:p text:style-name="P2">Row 1</text:p>
          </table:table-cell>
          <table:table-cell table:style-name="Table1.B2" office:value-type="float" office:value="1">
            <text:p text:style-name="P3">1</text:p>
          </table:table-cell>
          <table:table-cell table:style-name="Table1.C2" office:value-type="string">
            <text:p text:style-name="P4"/>
          </table:table-cell>
          <table:table-cell table:style-name="Table1.D2" office:value-type="float" office:value="7">
            <text:p text:style-name="P3">7</text:p>
          </table:table-cell>
        </table:table-row>
        <table:table-row table:style-name="Table1.1">
          <table:table-cell table:style-name="Table1.A2" office:value-type="string">
            <text:p text:style-name="P2">Row 2</text:p>
          </table:table-cell>
          <table:table-cell table:style-name="Table1.B2" office:value-type="float" office:value="2">
            <text:p text:style-name="P3">2</text:p>
          </table:table-cell>
          <table:table-cell table:style-name="Table1.C3" office:value-type="string">
            <text:p text:style-name="P4"/>
          </table:table-cell>
          <table:table-cell table:style-name="Table1.D2" office:value-type="float" office:value="8">
            <text:p text:style-name="P3">8</text:p>
          </table:table-cell>
        </table:table-row>
        <table:table-row table:style-name="Table1.1">
          <table:table-cell table:style-name="Table1.A2" office:value-type="string">
            <text:p text:style-name="P2">Row 3</text:p>
          </table:table-cell>
          <table:table-cell table:style-name="Table1.B4" office:value-type="float" office:value="3">
            <text:p text:style-name="P3">3</text:p>
          </table:table-cell>
          <table:table-cell table:style-name="Table1.C4" office:value-type="string">
            <text:p text:style-name="P4"/>
          </table:table-cell>
          <table:table-cell table:style-name="Table1.D2" office:value-type="float" office:value="9">
            <text:p text:style-name="P3">9</text:p>
          </table:table-cell>
        </table:table-row>
      </table:table>
      <text:p text:style-name="Table">Table <text:sequence text:ref-name="refTable0" text:name="Table" text:formula="ooow:Table+1" style:num-format="1">1</text:sequence></text:p>
      <text:h text:style-name="P6" text:outline-level="2">See the conclusions</text:h>
      <text:p text:style-name="P1">Mor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Trout</meta:initial-creator>
    <meta:creation-date>2017-06-14T10:51:20.463338176</meta:creation-date>
    <dc:date>2017-06-14T10:59:04.228407573</dc:date>
    <dc:creator>Diane Trout</dc:creator>
    <meta:editing-duration>PT7M43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17" meta:word-count="28" meta:character-count="102" meta:non-whitespace-character-count="91"/>
  </office:meta>
</office:document-meta>
</file>